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be0" officeooo:paragraph-rsid="00037be0"/>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37be0" officeooo:paragraph-rsid="00037be0"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037be0" officeooo:paragraph-rsid="00037be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56fbf" officeooo:paragraph-rsid="00056fbf" style:font-weight-asian="normal" style:font-weight-complex="normal"/>
    </style:style>
    <style:style style:name="T1" style:family="text">
      <style:text-properties officeooo:rsid="00056fbf"/>
    </style:style>
    <style:style style:name="T2" style:family="text">
      <style:text-properties officeooo:rsid="00060fc9"/>
    </style:style>
    <style:style style:name="T3" style:family="text">
      <style:text-properties officeooo:rsid="0007e733"/>
    </style:style>
    <style:style style:name="T4" style:family="text">
      <style:text-properties officeooo:rsid="0008c6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oine Viton G7</text:p>
      <text:p text:style-name="P1">Khris Loichet G8</text:p>
      <text:p text:style-name="P1"/>
      <text:p text:style-name="P2">Contexte de notre Jeu</text:p>
      <text:p text:style-name="P2"/>
      <text:p text:style-name="P3"><text:tab/>Notre jeu est un petit jeu vidéo de plate-formes, nous <text:span text:style-name="T3">nous </text:span>sommes inspirés de la série des Mario pour ce qui est de l’ambiance et du décore. Le but est de rejoindre l’arrivée de chaque niveau qui est située en haut à gauche de la fenêtre, elle est représentée par un drapeau à damier. <text:span text:style-name="T1">Cette action est à réaliser le plus rapidement possible.</text:span></text:p>
      <text:p text:style-name="P4"><text:tab/>Le joueur peut déplacer le personnage en utilisant les flèches droites et gauches du clavier et en utilisant la barre espace pour sauter.</text:p>
      <text:p text:style-name="P4"><text:tab/>Le monde est composé de briques et de bombes, les briques sont infranchissables par le personnage, les bombes également. Les bombes si elles sont percutées par le personnage le ramène au départ du niveau.</text:p>
      <text:p text:style-name="P4"><text:tab/>Le joueur peut consulter le tableau des scores depuis le menu principal, pour retrouver ses différentes parties.</text:p>
      <text:p text:style-name="P4"><text:tab/>Notre jeu est composé de trois niveaux, <text:span text:style-name="T3">les</text:span> trois niveaux répondent tous les <text:span text:style-name="T4">trois</text:span> au même con<text:span text:style-name="T2">c</text:span>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0T16:47:47.627704708</meta:creation-date>
    <dc:date>2022-01-20T23:35:13.837591955</dc:date>
    <meta:editing-duration>PT1H10M22S</meta:editing-duration>
    <meta:editing-cycles>5</meta:editing-cycles>
    <meta:generator>LibreOffice/6.1.5.2$Linux_X86_64 LibreOffice_project/10$Build-2</meta:generator>
    <meta:document-statistic meta:table-count="0" meta:image-count="0" meta:object-count="0" meta:page-count="1" meta:paragraph-count="8" meta:word-count="164" meta:character-count="952" meta:non-whitespace-character-count="791"/>
  </office:meta>
</office:document-meta>
</file>